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81cm" fo:min-width="1.818cm" fo:padding-top="0.134cm" fo:padding-bottom="0.134cm" fo:padding-left="0.259cm" fo:padding-right="0.259cm"/>
    </style:style>
    <style:style style:name="gr2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1.998cm" fo:padding-top="0.134cm" fo:padding-bottom="0.134cm" fo:padding-left="0.259cm" fo:padding-right="0.259cm"/>
    </style:style>
    <style:style style:name="gr3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536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267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1.549cm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087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447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901cm" fo:min-width="2.176cm" fo:padding-top="0.134cm" fo:padding-bottom="0.134cm" fo:padding-left="0.259cm" fo:padding-right="0.259cm"/>
    </style:style>
    <style:style style:name="gr9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style:font-name="Liberation Sans3" fo:font-size="12pt" style:font-name-asian="Liberation Sans3" style:font-name-complex="Liberation Sans3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02cm" svg:height="1.524cm" svg:x="5.191cm" svg:y="2.27cm">
          <text:p text:style-name="P1"><text:span text:style-name="T1">(E,+)</text:span></text:p>
          <text:p text:style-name="P1"><text:span text:style-name="T2">Grou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3.556cm" svg:height="1.651cm" svg:x="7.35cm" svg:y="11.668cm">
          <text:p text:style-name="P1"><text:span text:style-name="T1">(E,+,</text:span><text:span text:style-name="T3">•</text:span><text:span text:style-name="T1">)</text:span></text:p>
          <text:p text:style-name="P1"><text:span text:style-name="T2">Pseudo-ann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4.318cm" svg:height="1.651cm" svg:x="4.048cm" svg:y="16.621cm">
          <text:p text:style-name="P1"><text:span text:style-name="T1">(E,+,</text:span><text:span text:style-name="T3">•</text:span><text:span text:style-name="T1">)</text:span></text:p>
          <text:p text:style-name="P1"><text:span text:style-name="T2">Anneau uni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3.937cm" svg:height="1.651cm" svg:x="11.414cm" svg:y="14.335cm">
          <text:p text:style-name="P1"><text:span text:style-name="T1">(E,+,</text:span><text:span text:style-name="T3">•</text:span><text:span text:style-name="T1">)</text:span></text:p>
          <text:p text:style-name="P1"><text:span text:style-name="T2">Demi-ann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4.318cm" svg:height="1.651cm" svg:x="8.747cm" svg:y="8.493cm">
          <text:p text:style-name="P1"><text:span text:style-name="T1">(E,+,</text:span><text:span text:style-name="T3">•</text:span><text:span text:style-name="T1">)</text:span></text:p>
          <text:p text:style-name="P1"><text:span text:style-name="T2">Anneau non-assoc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2.921cm" svg:height="1.651cm" svg:x="16.367cm" svg:y="16.875cm">
          <text:p text:style-name="P1"><text:span text:style-name="T1">(E,+,</text:span><text:span text:style-name="T3">•</text:span><text:span text:style-name="T1">)</text:span></text:p>
          <text:p text:style-name="P1"><text:span text:style-name="T2">Dioï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3.683cm" svg:height="1.651cm" svg:x="15.351cm" svg:y="22.717cm">
          <text:p text:style-name="P1"><text:span text:style-name="T1">(E,</text:span><text:span text:style-name="T3">•</text:span><text:span text:style-name="T1">)</text:span></text:p>
          <text:p text:style-name="P1"><text:span text:style-name="T2">Anneau intèg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9" draw:id="id9" draw:layer="layout" svg:width="4.191cm" svg:height="1.651cm" svg:x="9.051cm" svg:y="19.923cm">
          <text:p text:style-name="P1"><text:span text:style-name="T1">(E,+,</text:span><text:span text:style-name="T3">•</text:span><text:span text:style-name="T1">)</text:span></text:p>
          <text:p text:style-name="P1"><text:span text:style-name="T2">Anneau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11" draw:id="id11" draw:layer="layout" svg:width="3.81cm" svg:height="1.651cm" svg:x="2.143cm" svg:y="23.86cm">
          <text:p text:style-name="P1"><text:span text:style-name="T1">(E,+,</text:span><text:span text:style-name="T3">•</text:span><text:span text:style-name="T1">)</text:span></text:p>
          <text:p text:style-name="P1"><text:span text:style-name="T2">Cor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302cm" svg:height="1.524cm" svg:x="13.192cm" svg:y="2.27cm">
          <text:p text:style-name="P1"><text:span text:style-name="T1">(E,</text:span><text:span text:style-name="T3">•</text:span><text:span text:style-name="T1">)</text:span></text:p>
          <text:p text:style-name="P1"><text:span text:style-name="T2">Demi-grou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2" draw:id="id2" draw:layer="layout" svg:width="0.762cm" svg:height="0.762cm" svg:x="10.525cm" svg:y="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10" draw:text-style-name="P2" draw:layer="layout" draw:type="line" svg:x1="8.01cm" svg:y1="3.571cm" svg:x2="10.636cm" svg:y2="6.191cm" draw:start-shape="id1" draw:start-glue-point="9" draw:end-shape="id2" draw:end-glue-point="5" svg:d="M8010 3571l2626 2620" svg:viewBox="0 0 2627 2621">
          <text:p/>
        </draw:connector>
        <draw:connector draw:style-name="gr10" draw:text-style-name="P2" draw:layer="layout" draw:type="line" svg:x1="13.675cm" svg:y1="3.571cm" svg:x2="11.176cm" svg:y2="6.191cm" draw:start-shape="id3" draw:start-glue-point="7" draw:end-shape="id2" draw:end-glue-point="11" svg:d="M13675 3571l-2499 2620" svg:viewBox="0 0 2500 2621">
          <text:p/>
        </draw:connector>
        <draw:connector draw:style-name="gr11" draw:text-style-name="P2" draw:layer="layout" draw:type="line" svg:x1="10.906cm" svg:y1="6.842cm" svg:x2="10.906cm" svg:y2="8.493cm" draw:start-shape="id2" draw:start-glue-point="8" draw:end-shape="id4" draw:end-glue-point="4" svg:d="M10906 6842v1651" svg:viewBox="0 0 1 1652">
          <text:p text:style-name="P1"><text:span text:style-name="T1">(</text:span><text:span text:style-name="T3">•</text:span><text:span text:style-name="T1">) distrib. sur (+)</text:span></text:p>
        </draw:connector>
        <draw:connector draw:style-name="gr11" draw:text-style-name="P2" draw:layer="layout" draw:type="line" svg:x1="14.775cm" svg:y1="15.745cm" svg:x2="16.794cm" svg:y2="17.116cm" draw:start-shape="id5" draw:start-glue-point="9" draw:end-shape="id6" draw:end-glue-point="5" svg:d="M14775 15745l2019 1371" svg:viewBox="0 0 2020 1372">
          <text:p text:style-name="P1"><text:span text:style-name="T1">Relat.Ordre(+)</text:span></text:p>
        </draw:connector>
        <draw:connector draw:style-name="gr11" draw:text-style-name="P2" draw:layer="layout" draw:type="line" svg:x1="10.906cm" svg:y1="10.144cm" svg:x2="9.128cm" svg:y2="11.668cm" draw:start-shape="id4" draw:start-glue-point="8" draw:end-shape="id7" draw:end-glue-point="4" svg:d="M10906 10144l-1778 1524" svg:viewBox="0 0 1779 1525">
          <text:p text:style-name="P1"><text:span text:style-name="T1">Assoc.(</text:span><text:span text:style-name="T3">•</text:span><text:span text:style-name="T1">)</text:span></text:p>
        </draw:connector>
        <draw:connector draw:style-name="gr11" draw:text-style-name="P2" draw:layer="layout" draw:type="line" svg:x1="10.386cm" svg:y1="13.078cm" svg:x2="11.99cm" svg:y2="14.576cm" draw:start-shape="id7" draw:start-glue-point="9" draw:end-shape="id5" draw:end-glue-point="5" svg:d="M10386 13078l1604 1498" svg:viewBox="0 0 1605 1499">
          <text:p text:style-name="P1"><text:span text:style-name="T1">0 absorb. pour (</text:span><text:span text:style-name="T3">•</text:span><text:span text:style-name="T1">)</text:span></text:p>
        </draw:connector>
        <draw:connector draw:style-name="gr11" draw:text-style-name="P2" draw:layer="layout" draw:type="line" svg:x1="7.87cm" svg:y1="13.078cm" svg:x2="6.207cm" svg:y2="16.621cm" draw:start-shape="id7" draw:start-glue-point="7" draw:end-shape="id8" draw:end-glue-point="4" svg:d="M7870 13078l-1663 3543" svg:viewBox="0 0 1664 3544">
          <text:p text:style-name="P1"><text:span text:style-name="T1">Neutre(</text:span><text:span text:style-name="T3">•</text:span><text:span text:style-name="T1">)</text:span></text:p>
        </draw:connector>
        <draw:connector draw:style-name="gr11" draw:text-style-name="P2" draw:layer="layout" draw:type="line" svg:x1="7.734cm" svg:y1="18.031cm" svg:x2="9.664cm" svg:y2="20.164cm" draw:start-shape="id8" draw:start-glue-point="9" draw:end-shape="id9" draw:end-glue-point="5" svg:d="M7734 18031l1930 2133" svg:viewBox="0 0 1931 2134">
          <text:p text:style-name="P1"><text:span text:style-name="T1">Commut.(</text:span><text:span text:style-name="T3">•</text:span><text:span text:style-name="T1">)</text:span></text:p>
        </draw:connector>
        <draw:connector draw:style-name="gr11" draw:text-style-name="P2" draw:layer="layout" draw:type="line" svg:x1="12.629cm" svg:y1="21.333cm" svg:x2="15.89cm" svg:y2="22.958cm" draw:start-shape="id9" draw:start-glue-point="9" draw:end-shape="id10" draw:end-glue-point="5" svg:d="M12629 21333l3261 1625" svg:viewBox="0 0 3262 1626">
          <text:p text:style-name="P1"><text:span text:style-name="T1">(E) non vide</text:span></text:p>
          <text:p text:style-name="P1"><text:span text:style-name="T1">Régularité(</text:span><text:span text:style-name="T3">•</text:span><text:span text:style-name="T1">)</text:span></text:p>
        </draw:connector>
        <draw:custom-shape draw:style-name="gr4" draw:text-style-name="P2" xml:id="id12" draw:id="id12" draw:layer="layout" svg:width="3.937cm" svg:height="1.651cm" svg:x="9.128cm" svg:y="26.654cm">
          <text:p text:style-name="P1"><text:span text:style-name="T1">(E,+,</text:span><text:span text:style-name="T3">•</text:span><text:span text:style-name="T1">)</text:span></text:p>
          <text:p text:style-name="P1"><text:span text:style-name="T2">Corps. commut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" draw:layer="layout" draw:type="line" svg:x1="4.68cm" svg:y1="18.031cm" svg:x2="4.048cm" svg:y2="23.86cm" draw:start-shape="id8" draw:start-glue-point="7" draw:end-shape="id11" svg:d="M4680 18031l-632 5829" svg:viewBox="0 0 633 5830">
          <text:p text:style-name="P1"><text:span text:style-name="T1">1 != 0</text:span></text:p>
          <text:p text:style-name="P1"><text:span text:style-name="T1">Sym.(E\0,</text:span><text:span text:style-name="T3">•</text:span><text:span text:style-name="T1">)</text:span></text:p>
        </draw:connector>
        <draw:connector draw:style-name="gr11" draw:text-style-name="P2" draw:layer="layout" draw:type="line" svg:x1="5.395cm" svg:y1="25.27cm" svg:x2="9.704cm" svg:y2="26.895cm" draw:start-shape="id11" draw:start-glue-point="9" draw:end-shape="id12" draw:end-glue-point="5" svg:d="M5395 25270l4309 1625" svg:viewBox="0 0 4310 1626">
          <text:p text:style-name="P1"><text:span text:style-name="T1">Commut.(</text:span><text:span text:style-name="T3">•</text:span><text:span text:style-name="T1">)</text:span></text:p>
        </draw:connector>
        <draw:connector draw:style-name="gr11" draw:text-style-name="P2" draw:layer="layout" draw:type="line" svg:x1="11.147cm" svg:y1="21.574cm" svg:x2="11.097cm" svg:y2="26.654cm" draw:start-shape="id9" draw:start-glue-point="8" draw:end-shape="id12" draw:end-glue-point="4" svg:d="M11147 21574l-50 5080" svg:viewBox="0 0 51 5081">
          <text:p text:style-name="P1"><text:span text:style-name="T1">1 != 0</text:span></text:p>
          <text:p text:style-name="P1"><text:span text:style-name="T1">Sym.(E\0,</text:span><text:span text:style-name="T3">•</text:span><text:span text:style-name="T1">)</text:span></text:p>
        </draw:connector>
        <draw:connector draw:style-name="gr11" draw:text-style-name="P2" draw:layer="layout" draw:type="line" svg:x1="15.89cm" svg:y1="24.127cm" svg:x2="12.489cm" svg:y2="26.895cm" draw:start-shape="id10" draw:start-glue-point="7" draw:end-shape="id12" draw:end-glue-point="11" svg:d="M15890 24127l-3401 2768" svg:viewBox="0 0 3402 2769">
          <text:p text:style-name="P1"><text:span text:style-name="T1">1 != 0</text:span></text:p>
          <text:p text:style-name="P1"><text:span text:style-name="T1">Sym.(E\0,</text:span><text:span text:style-name="T3">•</text:span><text:span text:style-name="T1">)</text:span></text:p>
        </draw:connector>
        <draw:line draw:style-name="gr12" draw:text-style-name="P4" draw:layer="layout" svg:x1="1cm" svg:y1="6.08cm" svg:x2="20cm" svg:y2="6.08cm">
          <text:p/>
        </draw:line>
        <draw:frame draw:style-name="gr13" draw:text-style-name="P5" draw:layer="layout" svg:width="8.382cm" svg:height="1.361cm" svg:x="1cm" svg:y="6.243cm">
          <draw:text-box>
            <text:p><text:span text:style-name="T4">Structures à 2 LCI</text:span></text:p>
          </draw:text-box>
        </draw:frame>
        <draw:frame draw:style-name="gr14" draw:text-style-name="P5" draw:layer="layout" svg:width="5.616cm" svg:height="0.806cm" svg:x="0.972cm" svg:y="5.118cm">
          <draw:text-box>
            <text:p><text:span text:style-name="T4">Structures à 1 LC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5T19:15:04.460685264</meta:creation-date>
    <dc:date>2017-05-16T10:30:00.635062625</dc:date>
    <meta:editing-duration>PT47M56S</meta:editing-duration>
    <meta:editing-cycles>25</meta:editing-cycles>
    <meta:generator>LibreOffice/5.1.6.2$Linux_X86_64 LibreOffice_project/10m0$Build-2</meta:generator>
    <meta:document-statistic meta:object-count="28"/>
  </office:meta>
</office:document-meta>
</file>